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3b7c4" officeooo:paragraph-rsid="0013b7c4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Worked With Muhammad Asim (2211-016-DEG-KHI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0T18:09:03.586255443</meta:creation-date>
    <dc:date>2022-12-20T18:10:04.693037346</dc:date>
    <meta:editing-duration>PT1M1S</meta:editing-duration>
    <meta:editing-cycles>1</meta:editing-cycles>
    <meta:document-statistic meta:table-count="0" meta:image-count="0" meta:object-count="0" meta:page-count="1" meta:paragraph-count="1" meta:word-count="6" meta:character-count="46" meta:non-whitespace-character-count="41"/>
    <meta:generator>LibreOffice/7.3.7.2$Linux_X86_64 LibreOffice_project/30$Build-2</meta:generator>
  </office:meta>
</office:document-meta>
</file>